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DejaVu Sans" svg:font-family="'DejaVu Sans'"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imes New Roman1" svg:font-family="'Times New Roman'" style:font-family-generic="swiss" style:font-pitch="variable"/>
  </office:font-face-decls>
  <office:automatic-styles>
    <style:style style:name="Tableau2" style:family="table">
      <style:table-properties style:width="16.999cm" table:align="margins"/>
    </style:style>
    <style:style style:name="Tableau2.A" style:family="table-column">
      <style:table-column-properties style:column-width="6.615cm" style:rel-column-width="25501*"/>
    </style:style>
    <style:style style:name="Tableau2.B" style:family="table-column">
      <style:table-column-properties style:column-width="10.384cm" style:rel-column-width="40034*"/>
    </style:style>
    <style:style style:name="P1" style:family="paragraph" style:parent-style-name="Standard">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text-line-through-style="none" style:font-name="Times New Roman" fo:font-size="12pt" fo:font-weight="normal" style:font-size-asian="12pt" style:font-weight-asian="normal" style:font-size-complex="12pt" style:font-weight-complex="normal"/>
    </style:style>
    <style:style style:name="P5"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6" style:family="paragraph" style:parent-style-name="Table_20_Contents">
      <style:paragraph-properties fo:text-align="start" style:justify-single-word="false"/>
      <style:text-properties style:font-name="Times New Roman" fo:font-size="12pt" style:font-size-asian="12pt" style:font-size-complex="12pt"/>
    </style:style>
    <style:style style:name="P7"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9" style:family="paragraph" style:parent-style-name="Frame_20_contents">
      <style:paragraph-properties fo:text-align="start"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style:text-line-through-style="none"/>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font-style-asian="normal" style:font-style-complex="normal"/>
    </style:style>
    <style:style style:name="T5"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office:automatic-styles>
  <office:body>
    <office:text>
      <office:forms form:automatic-focus="false" form:apply-design-mode="false"/>
      <text:tracked-changes text:track-changes="false">
        <text:changed-region text:id="ct162817576">
          <text:insertion>
            <office:change-info>
              <dc:creator>Gauthier Bastien</dc:creator>
              <dc:date>2011-01-17T13:16:00</dc:date>
            </office:change-info>
          </text:insertion>
        </text:changed-region>
        <text:changed-region text:id="ct162834504">
          <text:insertion>
            <office:change-info>
              <dc:creator>Gauthier Bastien</dc:creator>
              <dc:date>2011-01-17T13:06:00</dc:date>
            </office:change-info>
          </text:insertion>
        </text:changed-region>
        <text:changed-region text:id="ct162788184">
          <text:insertion>
            <office:change-info>
              <dc:creator>inconnu</dc:creator>
              <dc:date>2009-07-27T11:35:00</dc:date>
            </office:change-info>
          </text:insertion>
        </text:changed-region>
        <text:changed-region text:id="ct162815000">
          <text:insertion>
            <office:change-info>
              <dc:creator>inconnu</dc:creator>
              <dc:date>2009-07-27T11:35:00</dc:date>
            </office:change-info>
          </text:insertion>
        </text:changed-region>
        <text:changed-region text:id="ct162825592">
          <text:insertion>
            <office:change-info>
              <dc:creator>inconnu</dc:creator>
              <dc:date>2009-08-20T15:45:00</dc:date>
            </office:change-info>
          </text:insertion>
        </text:changed-region>
        <text:changed-region text:id="ct162807816">
          <text:insertion>
            <office:change-info>
              <dc:creator>Gauthier Bastien</dc:creator>
              <dc:date>2011-01-17T15: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2" table:style-name="Tableau2">
        <table:table-column table:style-name="Tableau2.A"/>
        <table:table-column table:style-name="Tableau2.B"/>
        <table:table-row>
          <table:table-cell office:value-type="string">
            <text:p text:style-name="P5"><office:annotation><dc:creator>Gauthier Bastien</dc:creator><dc:date>2011-01-13T14:56:41</dc:date><text:p text:style-name="P11"><text:span text:style-name="T5">do text</text:span></text:p><text:p text:style-name="P11"><text:span text:style-name="T5">from document(at=header, format='odt')</text:span></text:p></office:annotation><text:span text:style-name="T3">Import depuis header.odt</text:span></text:p>
          </table:table-cell>
          <table:table-cell office:value-type="string">
            <text:p text:style-name="P6"/>
          </table:table-cell>
        </table:table-row>
      </table:table>
      <text:p text:style-name="P9"/>
      <text:p text:style-name="P1">RECEPISSE D'UNE DEMANDE DE PERMIS</text:p>
      <text:p text:style-name="P1">(CWATUP, article 115)</text:p>
      <text:p text:style-name="P3"/>
      <text:p text:style-name="P5"><office:annotation><dc:creator>Gauthier Bastien</dc:creator><dc:date>2011-01-13T14:56:41</dc:date><text:p text:style-name="P11"><text:span text:style-name="T5">do text</text:span></text:p><text:p text:style-name="P11"><text:span text:style-name="T5">from document(at=reference, format='odt')</text:span></text:p></office:annotation><text:span text:style-name="T3">Import depuis reference.odt</text:span></text:p>
      <text:p text:style-name="P3"/>
      <text:p text:style-name="P3">Je soussigné, mandaté par <text:change-start text:change-id="ct162817576"/>self.portal_urban.getCityName()<text:change-end text:change-id="ct162817576"/> conformément aux dispositions de l'article 115 du Code de l'Aménagement du Territoire, de l'Urbanisme et du Patrimoine,</text:p>
      <text:p text:style-name="P3"/>
      <text:p text:style-name="P3">certifie que <text:change-start text:change-id="ct162834504"/><text:span text:style-name="T1">self.getApplicantsSignaletic()</text:span><text:change-end text:change-id="ct162834504"/></text:p>
      <text:p text:style-name="P3"/>
      <text:p text:style-name="P3">propriétaire(s) de(s) la parcelle(s) (terrain ou bâtiment), située(s)</text:p>
      <text:p text:style-name="P3"><text:change-start text:change-id="ct162788184"/>self.getWorkLocationStreet()<text:change-end text:change-id="ct162788184"/>, n° <text:change-start text:change-id="ct162815000"/>self.getWorkLocationHouseNumber()<text:change-end text:change-id="ct162815000"/> et inscrite(s) au cadastre, <text:change-start text:change-id="ct162825592"/>self.getPortionOutsText()<text:change-end text:change-id="ct162825592"/></text:p>
      <text:p text:style-name="P3">a(ont) déposé à la maison communale un dossier relatif à une demande de <text:span text:style-name="T2">permis d'urbanisme et qui concerne </text:span><text:change-start text:change-id="ct162807816"/><text:span text:style-name="T2">self.getLicenceSubject()</text:span><text:change-end text:change-id="ct162807816"/></text:p>
      <text:p text:style-name="P4"/>
      <text:p text:style-name="P3"><text:span text:style-name="T2">S</text:span>i cette demande est jugée complète par les services communaux, un accusé de réception sera adressé au(x) demandeur(s) dans les 15 jours du présent récépissé. <text:s/>Ledit récépissé constituera alors le point de départ des délais prévus par le décret du 27.11.1997 modifiant le Code Wallon de l'Aménagement du Territoire et de l'Urbanisme, pour qu'une décision soit prise sur le dossier.</text:p>
      <text:p text:style-name="P3"/>
      <text:p text:style-name="P3">Par contre, si la demande est incomplète, un relevé des pièces manquantes sera adressé au(x) demandeur(s), dans le même délai de 15 jours, et le présent récépissé perdra toute valeur légale.</text:p>
      <text:p text:style-name="P3"/>
      <text:p text:style-name="P3"/>
      <text:p text:style-name="P7"><office:annotation><dc:creator>Gauthier Bastien</dc:creator><dc:date>2011-01-13T14:56:41</dc:date><text:p text:style-name="P11"><text:span text:style-name="T5">do text</text:span></text:p><text:p text:style-name="P11"><text:span text:style-name="T5">from document(at=footer, format='odt')</text:span></text:p></office:annotation><text:span text:style-name="T4">Import depuis footer.odt</text:span></text:p>
      <text:p text:style-name="P3"/>
      <text:p text:style-name="P3"/>
      <text:p text:style-name="P3"/>
      <text:p text:style-name="P3"><text:tab/><text:tab/><text:tab/><text:tab/><text:tab/><text:tab/><text:tab/>(Signature et nom)</text:p>
      <text:p text:style-name="P3"/>
      <text:p text:style-name="P3"/>
      <text:p text:style-name="P3">(1) Biffer les mentions inuti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DejaVu Sans" svg:font-family="'DejaVu Sans'"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imes New Roman1" svg:font-family="'Times New 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9-07-27T10:37:25</meta:creation-date>
    <dc:date>2011-01-19T15:12:31</dc:date>
    <dc:language>fr-FR</dc:language>
    <meta:editing-cycles>46</meta:editing-cycles>
    <meta:editing-duration>PT07H00M17S</meta:editing-duration>
    <dc:creator>Gauthier Bastien</dc:creator>
    <meta:document-statistic meta:table-count="1" meta:image-count="0" meta:object-count="0" meta:page-count="1" meta:paragraph-count="14" meta:word-count="176" meta:character-count="1301"/>
    <meta:user-defined meta:name="Info 1"/>
    <meta:user-defined meta:name="Info 2"/>
    <meta:user-defined meta:name="Info 3"/>
    <meta:user-defined meta:name="Info 4"/>
  </office:meta>
</office:document-meta>
</file>